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Heading_20_4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3 - развернутый ответ - чтобы получить полную информацию и понимание, професиональная разработка</text:p>
      <text:p text:style-name="P1">ChatGPT</text:p>
      <text:p text:style-name="P2">ChatGPT</text:p>
      <text:h text:style-name="P5" text:outline-level="3">Часть 3: Расположение элементов</text:h>
      <text:h text:style-name="P4" text:outline-level="4">1. Позиционирование</text:h>
      <text:p text:style-name="P3"><text:span text:style-name="Strong_20_Emphasis">Static, relative, absolute, fixed:</text:span> CSS предоставляет различные свойства позиционирования элементов. Статическое позиционирование (static) является значением по умолчанию для элементов. Остальные значения (relative, absolute, fixed) позволяют контролировать позицию элементов относительно их обычного положения в потоке документа.</text:p>
      <text:p text:style-name="P3"><text:span text:style-name="Strong_20_Emphasis">Z-index и слои:</text:span> Z-index позволяет управлять порядком наложения элементов друг на друга, позволяя определять, какие элементы должны быть передними или задними по отношению к другим.</text:p>
      <text:h text:style-name="P4" text:outline-level="4">2. Flexbox</text:h>
      <text:p text:style-name="P3"><text:span text:style-name="Strong_20_Emphasis">Основные свойства и их применение:</text:span> Flexbox предоставляет мощный способ управления распределением элементов в контейнере. Свойства, такие как <text:span text:style-name="Source_20_Text">display: flex</text:span>, <text:span text:style-name="Source_20_Text">flex-direction</text:span>, <text:span text:style-name="Source_20_Text">justify-content</text:span>, <text:span text:style-name="Source_20_Text">align-items</text:span>, <text:span text:style-name="Source_20_Text">flex-grow</text:span>, <text:span text:style-name="Source_20_Text">flex-shrink</text:span>, позволяют создавать гибкие макеты.</text:p>
      <text:p text:style-name="P3"><text:span text:style-name="Strong_20_Emphasis">Гибкое распределение элементов:</text:span> Flexbox позволяет элементам распределяться внутри контейнера таким образом, что они могут автоматически изменять размеры, изменять порядок, а также выравниваться по горизонтали и вертикали.</text:p>
      <text:h text:style-name="P4" text:outline-level="4">3. Grid</text:h>
      <text:p text:style-name="P3"><text:span text:style-name="Strong_20_Emphasis">Создание сеток с помощью Grid:</text:span> CSS Grid предоставляет средства для создания двумерных сеток. С его помощью можно определять строки и столбцы, располагать элементы в указанных ячейках и контролировать их размещение.</text:p>
      <text:p text:style-name="P3"><text:span text:style-name="Strong_20_Emphasis">Управление распределением элементов:</text:span> Grid позволяет легко и гибко управлять распределением элементов внутри сетки, устанавливая их размеры, позиции и порядок.</text:p>
      <text:p text:style-name="P3">Эта часть учебника позволит понять различные методы позиционирования и управления расположением элементов веб-страницы с использованием Flexbox и Grid, обеспечивая более гибкий и мощный контроль над макет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6:36:54.34</dc:date>
    <meta:document-statistic meta:table-count="0" meta:image-count="0" meta:object-count="0" meta:page-count="1" meta:paragraph-count="14" meta:word-count="215" meta:character-count="1752"/>
    <dc:creator>Dima Wide</dc:creator>
    <meta:user-defined meta:name="Info 1"/>
    <meta:user-defined meta:name="Info 2"/>
    <meta:user-defined meta:name="Info 3"/>
    <meta:user-defined meta:name="Info 4"/>
  </office:meta>
</office:document-meta>
</file>